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09CC4C98F32471A.png" manifest:media-type="image/png"/>
  <manifest:file-entry manifest:full-path="Pictures/10000201000003F80000024B970898DA63A26BF2.png" manifest:media-type="image/png"/>
  <manifest:file-entry manifest:full-path="Pictures/10000201000002900000006318E7E8813FD407F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paragraph-rsid="001fdfe4"/>
    </style:style>
    <style:style style:name="P2" style:family="paragraph" style:parent-style-name="Standard">
      <style:text-properties officeooo:rsid="001fdfe4" officeooo:paragraph-rsid="001fdfe4"/>
    </style:style>
    <style:style style:name="P3" style:family="paragraph" style:parent-style-name="Standard" style:master-page-name="Standard">
      <style:paragraph-properties style:page-number="1"/>
      <style:text-properties officeooo:rsid="001fdfe4" officeooo:paragraph-rsid="001fdfe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3.402in, 6.3091in, 0.80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bol de directorios</text:p>
      <text:p text:style-name="P1"><draw:frame draw:style-name="fr1" draw:name="image1.png" text:anchor-type="as-char" svg:width="6.4008in" svg:height="3.0618in" draw:z-index="0"><draw:image xlink:href="Pictures/100000000000055600000300D09CC4C98F32471A.png" xlink:type="simple" xlink:show="embed" xlink:actuate="onLoad" loext:mime-type="image/png"/></draw:frame></text:p>
      <text:p text:style-name="P2">Diff with previous version</text:p>
      <text:p text:style-name="P1"><draw:frame draw:style-name="fr2" draw:name="image2.png" text:anchor-type="as-char" svg:width="6.8335in" svg:height="1.0311in" draw:z-index="1"><draw:image xlink:href="Pictures/10000201000002900000006318E7E8813FD407F4.png" xlink:type="simple" xlink:show="embed" xlink:actuate="onLoad" loext:mime-type="image/png"/></draw:frame></text:p>
      <text:p text:style-name="P2">Grafico de versiones</text:p>
      <text:p text:style-name="P2"><draw:frame draw:style-name="fr3" draw:name="Image1" text:anchor-type="paragraph" svg:width="6.9252in" svg:height="4.0008in" draw:z-index="2"><draw:image xlink:href="Pictures/10000201000003F80000024B970898DA63A26B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9-23T21:20:27.349652607</dc:date>
    <meta:editing-duration>PT1M35S</meta:editing-duration>
    <meta:editing-cycles>1</meta:editing-cycles>
    <meta:document-statistic meta:table-count="0" meta:image-count="3" meta:object-count="0" meta:page-count="1" meta:paragraph-count="5" meta:word-count="10" meta:character-count="66" meta:non-whitespace-character-count="59"/>
  </office:meta>
</office:document-meta>
</file>